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598cm" style:rel-column-width="2040*"/>
    </style:style>
    <style:style style:name="Tabella1.B" style:family="table-column">
      <style:table-column-properties style:column-width="5.898cm" style:rel-column-width="3344*"/>
    </style:style>
    <style:style style:name="Tabella1.C" style:family="table-column">
      <style:table-column-properties style:column-width="3.494cm" style:rel-column-width="1981*"/>
    </style:style>
    <style:style style:name="Tabella1.D" style:family="table-column">
      <style:table-column-properties style:column-width="6.01cm" style:rel-column-width="3407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436cm" fo:margin-left="0.746cm" table:align="left"/>
    </style:style>
    <style:style style:name="Tabella4.A" style:family="table-column">
      <style:table-column-properties style:column-width="10.213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Table_20_Contents">
      <style:text-properties style:font-name="Courier 10 Pitch1" fo:font-size="10pt" fo:font-weight="bold" officeooo:rsid="009797d0" officeooo:paragraph-rsid="009797d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ourier 10 Pitch1" fo:font-size="10pt" fo:font-weight="bold" officeooo:rsid="00831e2d" officeooo:paragraph-rsid="009797d0" style:font-size-asian="10pt" style:font-weight-asian="bold" style:font-size-complex="10pt" style:font-weight-complex="bold"/>
    </style:style>
    <style:style style:name="P22" style:family="paragraph" style:parent-style-name="Header">
      <style:text-properties style:font-name="Courier 10 Pitch1" fo:font-size="10pt" fo:font-weight="bold" officeooo:rsid="001cf192" officeooo:paragraph-rsid="009797d0" style:font-size-asian="10pt" style:font-weight-asian="bold" style:font-size-complex="10pt" style:font-weight-complex="bold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7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7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7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21">Colore</text:p>
          </table:table-cell>
          <table:table-cell table:style-name="Tabella1.A1" office:value-type="string">
            <text:p text:style-name="P22"><text:placeholder text:placeholder-type="text">&lt;o.color&gt;</text:placeholder></text:p>
          </table:table-cell>
        </table:table-row>
        <table:table-row>
          <table:table-cell table:style-name="Tabella1.A1" office:value-type="string">
            <text:p text:style-name="P20">Programma</text:p>
          </table:table-cell>
          <table:table-cell table:style-name="Tabella1.A1" office:value-type="string">
            <text:p text:style-name="P22"><text:placeholder text:placeholder-type="text">&lt;o.program_id.name&gt;</text:placeholder>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0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">CODICE</text:p>
          </table:table-cell>
          <table:table-cell table:style-name="Tabella3.A2" office:value-type="string">
            <text:p text:style-name="P9">DESCRIZIONE</text:p>
          </table:table-cell>
          <table:table-cell table:style-name="Tabella3.C2" office:value-type="string">
            <text:p text:style-name="P9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5">LOTTO: <text:span text:style-name="T1"><text:placeholder text:placeholder-type="text">&lt;o.id&gt;</text:placeholder></text:span></text:p>
            <text:p text:style-name="P15">COMMESSA: <text:span text:style-name="T1"><text:placeholder text:placeholder-type="text">&lt;o.force_name or ''&gt;</text:placeholder></text:span></text:p>
            <text:p text:style-name="P15">COLORE: <text:span text:style-name="T1"><text:placeholder text:placeholder-type="text">&lt;o.color or ''&gt;</text:placeholder></text:span></text:p>
            <text:p text:style-name="P16">PRODOTTO: <text:span text:style-name="T1"><text:placeholder text:placeholder-type="text">&lt;label.product_id.default_code or ''&gt;</text:placeholder></text:span><text:span text:style-name="T1"> </text:span></text:p>
            <text:p text:style-name="P18"><text:placeholder text:placeholder-type="text">&lt;label.product_id.name or ''&gt;</text:placeholder></text:p>
          </table:table-cell>
          <table:table-cell table:style-name="Tabella4.A2" office:value-type="string">
            <text:p text:style-name="P14"><draw:frame draw:style-name="fr1" draw:name="image: barcode('%s %s' % (o.id, label.product_id.default_code), 'code39')" text:anchor-type="as-char" svg:width="6.675cm" style:rel-width="88%" svg:height="1.951cm" style:rel-height="scale-min" draw:z-index="0"><draw:text-box><text:p text:style-name="P19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11-22T17:32:04.070276714</dc:date>
    <meta:editing-duration>PT4H50M54S</meta:editing-duration>
    <meta:editing-cycles>133</meta:editing-cycles>
    <dc:creator>thebrush </dc:creator>
    <meta:document-statistic meta:table-count="4" meta:image-count="0" meta:object-count="0" meta:page-count="1" meta:paragraph-count="34" meta:word-count="72" meta:character-count="652" meta:non-whitespace-character-count="572"/>
  </office:meta>
</office:document-meta>
</file>